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fo:language="en" fo:country="US" fo:font-weight="normal" officeooo:rsid="00170313" officeooo:paragraph-rsid="00170313" style:font-size-asian="12pt" style:font-weight-asian="normal" style:font-size-complex="12pt" style:font-weight-complex="normal"/>
    </style:style>
    <style:style style:name="P2" style:family="paragraph" style:parent-style-name="Heading_20_5">
      <style:paragraph-properties fo:text-align="center" style:justify-single-word="false"/>
      <style:text-properties fo:font-size="20pt" fo:language="en" fo:country="US" fo:font-weight="normal" officeooo:rsid="00263f69" officeooo:paragraph-rsid="00263f69" style:font-size-asian="12pt" style:font-weight-asian="normal" style:font-size-complex="12pt" style:font-weight-complex="normal"/>
    </style:style>
    <style:style style:name="P3" style:family="paragraph" style:parent-style-name="Text_20_body" style:list-style-name="L1">
      <style:paragraph-properties fo:line-height="150%"/>
      <style:text-properties style:font-name="Arial1" fo:language="en" fo:country="US" fo:font-weight="normal" officeooo:paragraph-rsid="00228b55" style:font-weight-asian="normal" style:font-weight-complex="normal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5" text:is-list-header="true">House.</text:h>
      <text:p text:style-name="P1"/>
      <text:section text:style-name="Sect1" text:name="Section1">
        <text:list xml:id="list1485912912" text:style-name="L1">
          <text:list-item>
            <text:p text:style-name="P3">Attic.</text:p>
          </text:list-item>
          <text:list-item>
            <text:p text:style-name="P3">Balcony.</text:p>
          </text:list-item>
          <text:list-item>
            <text:p text:style-name="P3">Basement.</text:p>
          </text:list-item>
          <text:list-item>
            <text:p text:style-name="P3">Bathroom.</text:p>
          </text:list-item>
          <text:list-item>
            <text:p text:style-name="P3">Bedroom.</text:p>
          </text:list-item>
          <text:list-item>
            <text:p text:style-name="P3">Ceiling.</text:p>
          </text:list-item>
          <text:list-item>
            <text:p text:style-name="P3">Chimney.</text:p>
          </text:list-item>
          <text:list-item>
            <text:p text:style-name="P3">dining room.</text:p>
          </text:list-item>
          <text:list-item>
            <text:p text:style-name="P3">Door.</text:p>
          </text:list-item>
          <text:list-item>
            <text:p text:style-name="P3">Downstairs.</text:p>
          </text:list-item>
          <text:list-item>
            <text:p text:style-name="P3">Driveway.</text:p>
          </text:list-item>
          <text:list-item>
            <text:p text:style-name="P3">Fireplace.</text:p>
          </text:list-item>
          <text:list-item>
            <text:p text:style-name="P3">front porch.</text:p>
          </text:list-item>
          <text:list-item>
            <text:p text:style-name="P3">Garage.</text:p>
          </text:list-item>
          <text:list-item>
            <text:p text:style-name="P3">garden wall.</text:p>
          </text:list-item>
          <text:list-item>
            <text:p text:style-name="P3">Garden.</text:p>
          </text:list-item>
          <text:list-item>
            <text:p text:style-name="P3">gate.</text:p>
          </text:list-item>
          <text:list-item>
            <text:p text:style-name="P3">kitchen.</text:p>
          </text:list-item>
          <text:list-item>
            <text:p text:style-name="P3">laundry room.</text:p>
          </text:list-item>
          <text:list-item>
            <text:p text:style-name="P3">living room.</text:p>
          </text:list-item>
          <text:list-item>
            <text:p text:style-name="P3">mailbox.</text:p>
          </text:list-item>
          <text:list-item>
            <text:p text:style-name="P3">messy room.</text:p>
          </text:list-item>
          <text:list-item>
            <text:p text:style-name="P3">roof.</text:p>
          </text:list-item>
          <text:list-item>
            <text:p text:style-name="P3">steps.</text:p>
          </text:list-item>
          <text:list-item>
            <text:p text:style-name="P3">study.</text:p>
          </text:list-item>
          <text:list-item>
            <text:p text:style-name="P3">swimming pool.</text:p>
          </text:list-item>
          <text:list-item>
            <text:p text:style-name="P3">upstairs.</text:p>
          </text:list-item>
          <text:list-item>
            <text:p text:style-name="P3">walkway.</text:p>
          </text:list-item>
          <text:list-item>
            <text:p text:style-name="P3">window.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" svg:font-family="Cambria" style:font-family-generic="roman"/>
    <style:font-face style:name="Courier New" svg:font-family="'Courier New'" style:font-family-generic="swiss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Definition_20_Term" style:display-name="Definition Term" style:family="paragraph" style:parent-style-name="Standard"/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size="10pt" fo:font-weight="bold" style:font-size-asian="10pt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font-weight-asian="bold"/>
    </style:style>
    <style:style style:name="Address" style:family="paragraph" style:parent-style-name="Standard" style:next-style-name="Standard">
      <style:text-properties fo:font-style="italic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</style:style>
    <style:style style:name="Preformatted" style:family="paragraph" style:parent-style-name="Standard">
      <style:paragraph-properties fo:margin-top="0cm" fo:margin-bottom="0cm" style:contextual-spacing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swiss" fo:font-size="10pt" style:font-size-asian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9cm 0.009cm 0.009cm" fo:padding="0cm" fo:border-left="none" fo:border-right="none" fo:border-top="0.74pt double #000000" fo:border-bottom="none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9cm 0.009cm 0.009cm" fo:padding="0cm" fo:border-left="none" fo:border-right="none" fo:border-top="none" fo:border-bottom="0.74pt double #000000"/>
      <style:text-properties style:font-name="Arial" fo:font-family="Arial" style:font-family-generic="swiss" fo:font-size="8pt" style:font-name-asian="Arial2" style:font-family-asian="Arial" style:font-family-generic-asian="system" style:font-pitch-asian="variable" style:font-size-asian="8pt" style:font-name-complex="Courier New1" style:font-family-complex="'Courier New'" style:font-family-generic-complex="system" style:font-pitch-complex="variable" style:font-size-complex="12pt" text:display="none"/>
    </style:style>
    <style:style style:name="Numbering_20_Symbols" style:display-name="Numbering Symbols" style:family="text"/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swiss" fo:font-size="10pt" style:font-size-asian="10pt"/>
    </style:style>
    <style:style style:name="Keyboard" style:family="text">
      <style:text-properties style:font-name="Courier New" fo:font-family="'Courier New'" style:font-family-generic="swiss" fo:font-size="10pt" fo:font-weight="bold" style:font-size-asian="10pt" style:font-weight-asian="bold"/>
    </style:style>
    <style:style style:name="Sample" style:family="text">
      <style:text-properties style:font-name="Courier New" fo:font-family="'Courier New'" style:font-family-generic="swiss"/>
    </style:style>
    <style:style style:name="Strong" style:family="text">
      <style:text-properties fo:font-weight="bold" style:font-weight-asian="bold"/>
    </style:style>
    <style:style style:name="Typewriter" style:family="text">
      <style:text-properties style:font-name="Courier New" fo:font-family="'Courier New'" style:font-family-generic="swiss" fo:font-size="10pt" style:font-size-asian="10pt"/>
    </style:style>
    <style:style style:name="HTML_20_Markup" style:display-name="HTML Markup" style:family="text">
      <style:text-properties fo:color="#ff0000" loext:opacity="100%" text:display="none"/>
    </style:style>
    <style:style style:name="Comment" style:family="text">
      <style:text-properties text:display="none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0-21T12:43:00.329000000</meta:creation-date>
    <dc:date>2022-10-27T17:10:16.406000000</dc:date>
    <dc:creator>E G</dc:creator>
    <meta:editing-duration>PT1H38M54S</meta:editing-duration>
    <meta:editing-cycles>18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30" meta:word-count="66" meta:character-count="337" meta:non-whitespace-character-count="330"/>
    <meta:user-defined meta:name="DocumentEncoding">utf-8</meta:user-defined>
    <meta:user-defined meta:name="HTML" meta:value-type="boolean">true</meta:user-defined>
  </office:meta>
</office:document-meta>
</file>